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T1" style:family="text">
      <style:text-properties officeooo:rsid="001cf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em Start</text:p>
      <text:p text:style-name="P1">I Am A Sculptor, A Molder Of Form</text:p>
      <text:p text:style-name="P1"><text:s/></text:p>
      <text:p text:style-name="P1">I am a sculptor, a molder of form.</text:p>
      <text:p text:style-name="P1">In every moment I shape an idol.</text:p>
      <text:p text:style-name="P1">But then, in front of you, I melt them down</text:p>
      <text:p text:style-name="P1">I can rouse a hundred forms</text:p>
      <text:p text:style-name="P1">and fill them with spirit,</text:p>
      <text:p text:style-name="P1">but when I look into your face,</text:p>
      <text:p text:style-name="P1">I want to throw them in the fire.</text:p>
      <text:p text:style-name="P1">My body b is a secret tearted fills from the new sciences,</text:p>
      <text:p text:style-name="P1">the perfull of a mine that face? Should it manifest itself,</text:p>
      <text:p text:style-name="P1">out of desire for it forthwith maternal aunt would be estranged from my lips.</text:p>
      <text:p text:style-name="P1">END</text:p>
      <text:p text:style-name="P2">-------------------------------</text:p>
      <text:p text:style-name="P2">Poem Start</text:p>
      <text:p text:style-name="P2">This We Have Now</text:p>
      <text:p text:style-name="P2"><text:s/></text:p>
      <text:p text:style-name="P2">This we have now</text:p>
      <text:p text:style-name="P2">is not imagination.</text:p>
      <text:p text:style-name="P2">This is not</text:p>
      <text:p text:style-name="P2">grief or joy.</text:p>
      <text:p text:style-name="P2">Not a judging state of elation,</text:p>
      <text:p text:style-name="P2">our sadness.</text:p>
      <text:p text:style-name="P2">You are the called do not friends,</text:p>
      <text:p text:style-name="P2">And no thy Pot Eden of the Aaming Source of Thousand Years,</text:p>
      <text:p text:style-name="P2">END</text:p>
      <text:p text:style-name="P2">-----------------------------------</text:p>
      <text:p text:style-name="P2">Poem Start</text:p>
      <text:p text:style-name="P2">Bring Wine</text:p>
      <text:p text:style-name="P2"/>
      <text:p text:style-name="P2">Bring wine, for I am suffering crop sickness from the vintage;</text:p>
      <text:p text:style-name="P2">God has seized me, and I am thus held fast.</text:p>
      <text:p text:style-name="P2">By love’s soul, bring me a c<text:span text:style-name="T1">o</text:span>ntainer and th<text:span text:style-name="T1">en</text:span> Rest</text:p>
      <text:p text:style-name="P2">:</text:p>
      <text:p text:style-name="P2">As not in a Trice of Satuar I said,</text:p>
      <text:p text:style-name="P2">And once this dust Descrip of here Desire!</text:p>
      <text:p text:style-name="P2">END</text:p>
      <text:p text:style-name="P2">-------------------------------------------------</text:p>
      <text:p text:style-name="P2">Poem Start</text:p>
      <text:p text:style-name="P2">What is the same Dark of my Beloved</text:p>
      <text:p text:style-name="P2"><text:s/></text:p>
      <text:p text:style-name="P2">Love said to me, and the lies you do not say:</text:p>
      <text:p text:style-name="P2">Thou reall like the meeting the soul while looking right my friends, I have</text:p>
      <text:p text:style-name="P2">forget out of joy always in my hand, I am the</text:p>
      <text:p text:style-name="P2">sun.</text:p>
      <text:p text:style-name="P2">Bring up my head from this mire,</text:p>
      <text:p text:style-name="P2">END</text:p>
      <text:p text:style-name="P2">Mewlana Jalaluddin Rum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09:42:44.176000000</meta:creation-date>
    <meta:print-date>2021-11-22T09:58:35.593000000</meta:print-date>
    <dc:date>2021-11-22T09:59:44.793000000</dc:date>
    <meta:editing-duration>PT6M50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8" meta:word-count="261" meta:character-count="1336" meta:non-whitespace-character-count="1117"/>
  </office:meta>
</office:document-meta>
</file>